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9000000EE86902A7B11A95B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3" text:anchor-type="paragraph" svg:width="10.821cm" svg:height="6.297cm" draw:z-index="0"><draw:image xlink:href="Pictures/1000000000000199000000EE86902A7B11A95B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5:56:08.630992823</meta:creation-date>
    <dc:date>2016-10-23T15:59:17.962196994</dc:date>
    <meta:editing-duration>PT3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